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2.607cm" fo:min-width="3.94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2.503cm" fo:min-width="3.841cm" fo:padding-top="0.177cm" fo:padding-bottom="0.177cm" fo:padding-left="0.302cm" fo:padding-right="0.302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0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02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7.584cm" fo:min-width="8.921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055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2.186cm" fo:min-width="3.841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2.186cm" fo:min-width="2.571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82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856cm" fo:min-width="3.841cm" fo:padding-top="0.177cm" fo:padding-bottom="0.177cm" fo:padding-left="0.302cm" fo:padding-right="0.30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Math" fo:font-weight="bold"/>
    </style:style>
    <style:style style:name="P2" style:family="paragraph">
      <loext:graphic-properties draw:fill="none"/>
      <style:paragraph-properties fo:text-align="center" style:writing-mode="lr-tb"/>
      <style:text-properties style:font-name="Latin Modern Math" fo:font-weight="bold"/>
    </style:style>
    <style:style style:name="P3" style:family="paragraph">
      <loext:graphic-properties draw:fill="none"/>
      <style:paragraph-properties fo:text-align="center" style:writing-mode="lr-tb"/>
      <style:text-properties fo:font-weight="bold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Math" fo:font-weight="bold"/>
    </style:style>
    <style:style style:name="T1" style:family="text">
      <style:text-properties style:font-name="Latin Modern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2.857cm" svg:x="1.235cm" svg:y="1.235cm">
          <text:p text:style-name="P1"><text:span text:style-name="T1">FTM-400XDR Radi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445cm" svg:height="2.857cm" svg:x="7.535cm" svg:y="1.235cm">
          <text:p text:style-name="P1"><text:span text:style-name="T1">MCP6002 Op-Am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445cm" svg:height="2.857cm" svg:x="13.635cm" svg:y="1.235cm">
          <text:p text:style-name="P1"><text:span text:style-name="T1">MCP3008 ADC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68cm" svg:y1="2.663cm" svg:x2="7.535cm" svg:y2="2.663cm" draw:start-shape="id1" draw:start-glue-point="1" draw:end-shape="id2" draw:end-glue-point="3" svg:d="M5680 2663h1855" svg:viewBox="0 0 1856 1">
          <text:p/>
        </draw:connector>
        <draw:connector draw:style-name="gr3" draw:text-style-name="P3" draw:layer="layout" draw:type="line" svg:x1="11.98cm" svg:y1="2.663cm" svg:x2="13.635cm" svg:y2="2.663cm" draw:start-shape="id2" draw:start-glue-point="1" draw:end-shape="id3" draw:end-glue-point="3" svg:d="M11980 2663h1655" svg:viewBox="0 0 1656 1">
          <text:p/>
        </draw:connector>
        <draw:custom-shape draw:style-name="gr2" draw:text-style-name="P2" xml:id="id4" draw:id="id4" draw:layer="layout" svg:width="4.445cm" svg:height="2.857cm" svg:x="13.635cm" svg:y="6.135cm">
          <text:p text:style-name="P1"><text:span text:style-name="T1">ADC Controll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857cm" svg:y1="4.092cm" svg:x2="15.857cm" svg:y2="6.135cm" draw:start-shape="id3" draw:start-glue-point="2" draw:end-shape="id4" draw:end-glue-point="0" svg:d="M15857 4092v2043" svg:viewBox="0 0 1 2044">
          <text:p/>
        </draw:connector>
        <draw:frame draw:style-name="gr4" draw:text-style-name="P5" draw:layer="layout" svg:width="1.514cm" svg:height="0.886cm" svg:x="15.813cm" svg:y="4.627cm">
          <draw:text-box>
            <text:p text:style-name="P4"><text:span text:style-name="T1">SPI</text:span></text:p>
          </draw:text-box>
        </draw:frame>
        <draw:custom-shape draw:style-name="gr2" draw:text-style-name="P2" xml:id="id5" draw:id="id5" draw:layer="layout" svg:width="4.445cm" svg:height="2.857cm" svg:x="5.735cm" svg:y="6.135cm">
          <text:p text:style-name="P1"><text:span text:style-name="T1">Minmax filter transmission detecto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635cm" svg:y1="7.563cm" svg:x2="10.18cm" svg:y2="7.563cm" draw:start-shape="id4" draw:start-glue-point="3" draw:end-shape="id5" draw:end-glue-point="1" svg:d="M13635 7563h-3455" svg:viewBox="0 0 3456 1">
          <text:p/>
        </draw:connector>
        <draw:frame draw:style-name="gr5" draw:text-style-name="P5" draw:layer="layout" svg:width="3.52cm" svg:height="0.886cm" svg:x="10.13cm" svg:y="6.581cm">
          <draw:text-box>
            <text:p text:style-name="P4"><text:span text:style-name="T1">10-bit AXI</text:span></text:p>
          </draw:text-box>
        </draw:frame>
        <draw:custom-shape draw:style-name="gr6" draw:text-style-name="P2" xml:id="id6" draw:id="id6" draw:layer="layout" svg:width="9.525cm" svg:height="7.938cm" svg:x="3.175cm" svg:y="10.76cm">
          <text:p text:style-name="P1"><text:span text:style-name="T1">Filter manag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857cm" svg:y1="8.992cm" svg:x2="7.937cm" svg:y2="10.76cm" draw:start-shape="id4" draw:start-glue-point="2" draw:end-shape="id6" draw:end-glue-point="0" svg:d="M15857 8992l-7920 1768" svg:viewBox="0 0 7921 1769">
          <text:p/>
        </draw:connector>
        <draw:frame draw:style-name="gr7" draw:text-style-name="P5" draw:layer="layout" svg:width="3.203cm" svg:height="0.886cm" svg:x="12.347cm" svg:y="9.672cm">
          <draw:text-box>
            <text:p text:style-name="P4"><text:span text:style-name="T1">8-bit AXI</text:span></text:p>
          </draw:text-box>
        </draw:frame>
        <draw:connector draw:style-name="gr3" draw:text-style-name="P3" draw:layer="layout" draw:type="line" svg:x1="5.654cm" svg:y1="2.663cm" svg:x2="7.509cm" svg:y2="2.663cm" svg:d="M5654 2663h1855" svg:viewBox="0 0 1856 1">
          <text:p/>
        </draw:connector>
        <draw:connector draw:style-name="gr3" draw:text-style-name="P3" draw:layer="layout" draw:type="line" svg:x1="7.957cm" svg:y1="8.992cm" svg:x2="7.937cm" svg:y2="10.76cm" draw:start-shape="id5" draw:start-glue-point="2" draw:end-shape="id6" draw:end-glue-point="0" svg:d="M7957 8992l-20 1768" svg:viewBox="0 0 21 1769">
          <text:p/>
        </draw:connector>
        <draw:frame draw:style-name="gr8" draw:text-style-name="P5" draw:layer="layout" svg:width="2.555cm" svg:height="0.886cm" svg:x="7.902cm" svg:y="9.29cm">
          <draw:text-box>
            <text:p text:style-name="P4"><text:span text:style-name="T1">Trigger</text:span></text:p>
          </draw:text-box>
        </draw:frame>
        <draw:custom-shape draw:style-name="gr9" draw:text-style-name="P2" draw:layer="layout" svg:width="4.445cm" svg:height="2.54cm" svg:x="5.997cm" svg:y="10.76cm">
          <text:p text:style-name="P1"><text:span text:style-name="T1">B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175cm" svg:height="2.54cm" svg:x="3.14cm" svg:y="16.157cm">
          <text:p text:style-name="P1"><text:span text:style-name="T1">Matched fil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175cm" svg:height="2.54cm" svg:x="6.34cm" svg:y="16.157cm">
          <text:p text:style-name="P1"><text:span text:style-name="T1">Matched fil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3.175cm" svg:height="2.54cm" svg:x="9.54cm" svg:y="16.157cm">
          <text:p text:style-name="P1"><text:span text:style-name="T1">Matched filt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7cm" svg:y1="14.729cm" svg:x2="15.77cm" svg:y2="14.692cm" draw:start-shape="id6" draw:start-glue-point="1" draw:end-shape="id7" draw:end-glue-point="3" svg:d="M12700 14729l3070-37" svg:viewBox="0 0 3071 38">
          <text:p/>
        </draw:connector>
        <draw:frame draw:style-name="gr11" draw:text-style-name="P5" draw:layer="layout" svg:width="2.382cm" svg:height="0.886cm" svg:x="12.865cm" svg:y="13.9cm">
          <draw:text-box>
            <text:p text:style-name="P4"><text:span text:style-name="T1">UART</text:span></text:p>
          </draw:text-box>
        </draw:frame>
        <draw:custom-shape draw:style-name="gr2" draw:text-style-name="P2" xml:id="id8" draw:id="id8" draw:layer="layout" svg:width="4.445cm" svg:height="2.857cm" svg:x="15.77cm" svg:y="15.94cm">
          <text:p text:style-name="P1"><text:span text:style-name="T1">MicroSD Card Controlle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77cm" svg:y1="17.368cm" svg:x2="12.715cm" svg:y2="17.427cm" draw:start-shape="id8" draw:start-glue-point="3" draw:end-shape="id9" draw:end-glue-point="1" svg:d="M15770 17368l-3055 59" svg:viewBox="0 0 3056 60">
          <text:p/>
        </draw:connector>
        <draw:frame draw:style-name="gr7" draw:text-style-name="P5" draw:layer="layout" svg:width="3.203cm" svg:height="0.886cm" svg:x="12.647cm" svg:y="16.475cm">
          <draw:text-box>
            <text:p text:style-name="P4"><text:span text:style-name="T1">8-bit AXI</text:span></text:p>
          </draw:text-box>
        </draw:frame>
        <draw:custom-shape draw:style-name="gr12" draw:text-style-name="P2" xml:id="id7" draw:id="id7" draw:layer="layout" svg:width="4.445cm" svg:height="1.21cm" svg:x="15.77cm" svg:y="14.087cm">
          <text:p text:style-name="P1"><text:span text:style-name="T1">Compu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445cm" svg:height="2.857cm" svg:x="15.805cm" svg:y="20.397cm">
          <text:p text:style-name="P1"><text:span text:style-name="T1">MicroSD car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14cm" svg:height="0.886cm" svg:x="17.901cm" svg:y="19.315cm">
          <draw:text-box>
            <text:p text:style-name="P4"><text:span text:style-name="T1">SPI</text:span></text:p>
          </draw:text-box>
        </draw:frame>
        <draw:connector draw:style-name="gr3" draw:text-style-name="P2" draw:layer="layout" draw:type="line" svg:x1="18.027cm" svg:y1="20.397cm" svg:x2="17.992cm" svg:y2="18.797cm" draw:start-shape="id10" draw:start-glue-point="0" draw:end-shape="id8" draw:end-glue-point="2" svg:d="M18027 20397l-35-1600" svg:viewBox="0 0 36 16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22:06:51.004506071</meta:creation-date>
    <meta:generator>LibreOffice/7.4.2.3$Linux_X86_64 LibreOffice_project/40$Build-3</meta:generator>
    <dc:date>2022-11-23T22:21:36.937512858</dc:date>
    <meta:editing-duration>PT11M2S</meta:editing-duration>
    <meta:editing-cycles>8</meta:editing-cycles>
    <meta:document-statistic meta:object-count="30"/>
  </office:meta>
</office:document-meta>
</file>